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text-properties style:font-name="Times New Roman" officeooo:rsid="0011c0a9" officeooo:paragraph-rsid="0011c0a9"/>
    </style:style>
    <style:style style:name="P2" style:family="paragraph" style:parent-style-name="Text_20_body">
      <style:paragraph-properties fo:line-height="150%"/>
      <style:text-properties style:font-name="Times New Roman" officeooo:paragraph-rsid="0019abe0"/>
    </style:style>
    <style:style style:name="P3" style:family="paragraph" style:parent-style-name="Title">
      <style:paragraph-properties fo:line-height="150%"/>
      <style:text-properties style:font-name="Times New Roman" officeooo:rsid="0014eed6" officeooo:paragraph-rsid="0014eed6"/>
    </style:style>
    <style:style style:name="P4" style:family="paragraph" style:parent-style-name="Text_20_body">
      <style:paragraph-properties fo:line-height="150%"/>
      <style:text-properties style:font-name="Times New Roman" officeooo:paragraph-rsid="001e78b5"/>
    </style:style>
    <style:style style:name="P5" style:family="paragraph" style:parent-style-name="Text_20_body">
      <style:paragraph-properties fo:line-height="150%"/>
      <style:text-properties officeooo:paragraph-rsid="001e78b5"/>
    </style:style>
    <style:style style:name="P6" style:family="paragraph" style:parent-style-name="Text_20_body">
      <style:paragraph-properties fo:line-height="150%"/>
      <style:text-properties officeooo:paragraph-rsid="00282b3c"/>
    </style:style>
    <style:style style:name="P7" style:family="paragraph" style:parent-style-name="Text_20_body">
      <style:paragraph-properties fo:line-height="150%"/>
      <style:text-properties fo:font-weight="bold" officeooo:paragraph-rsid="001e78b5" style:font-weight-asian="bold" style:font-weight-complex="bold"/>
    </style:style>
    <style:style style:name="P8" style:family="paragraph" style:parent-style-name="Text_20_body">
      <style:paragraph-properties fo:line-height="150%"/>
      <style:text-properties fo:font-weight="bold" officeooo:paragraph-rsid="00282b3c" style:font-weight-asian="bold" style:font-weight-complex="bold"/>
    </style:style>
    <style:style style:name="P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11c0a9"/>
    </style:style>
    <style:style style:name="T2" style:family="text">
      <style:text-properties officeooo:rsid="0019abe0"/>
    </style:style>
    <style:style style:name="T3"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Times New Roman" fo:font-size="12pt" fo:font-style="normal" style:text-underline-style="none" fo:font-weight="normal" officeooo:rsid="001e78b5"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officeooo:rsid="001fb9bb"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normal" officeooo:rsid="00218563"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normal" officeooo:rsid="00229b65" style:text-blinking="false" fo:background-color="transparent" loext:char-shading-value="0" style:font-size-asian="12pt" style:font-size-complex="12pt"/>
    </style:style>
    <style:style style:name="T8" style:family="text">
      <style:text-properties fo:font-variant="normal" fo:text-transform="none" fo:color="#000000" style:text-line-through-style="none" style:text-line-through-type="none" style:font-name="Times New Roman" fo:font-size="12pt" fo:font-style="normal" style:text-underline-style="none" fo:font-weight="normal" officeooo:rsid="00235d6f" style:text-blinking="false" fo:background-color="transparent" loext:char-shading-value="0" style:font-size-asian="12pt" style:font-size-complex="12pt"/>
    </style:style>
    <style:style style:name="T9" style:family="text">
      <style:text-properties style:font-name="Times New Roman" officeooo:rsid="001e78b5"/>
    </style:style>
    <style:style style:name="T10" style:family="text">
      <style:text-properties style:font-name="Times New Roman" officeooo:rsid="00235d6f"/>
    </style:style>
    <style:style style:name="T11" style:family="text">
      <style:text-properties style:font-name="Times New Roman" fo:font-style="italic" officeooo:rsid="00235d6f" style:font-style-asian="italic" style:font-style-complex="italic"/>
    </style:style>
    <style:style style:name="T12" style:family="text">
      <style:text-properties style:font-name="Times New Roman" fo:font-style="italic" fo:font-weight="normal" officeooo:rsid="0027c83b" style:font-style-asian="italic" style:font-weight-asian="normal" style:font-style-complex="italic" style:font-weight-complex="normal"/>
    </style:style>
    <style:style style:name="T13" style:family="text">
      <style:text-properties style:font-name="Times New Roman" fo:font-style="normal" officeooo:rsid="00235d6f" style:font-style-asian="normal" style:font-style-complex="normal"/>
    </style:style>
    <style:style style:name="T14" style:family="text">
      <style:text-properties style:font-name="Times New Roman" fo:font-style="normal" officeooo:rsid="0024cdf6" style:font-style-asian="normal" style:font-style-complex="normal"/>
    </style:style>
    <style:style style:name="T15" style:family="text">
      <style:text-properties style:font-name="Times New Roman" fo:font-style="normal" officeooo:rsid="0027c83b" style:font-style-asian="normal" style:font-style-complex="normal"/>
    </style:style>
    <style:style style:name="T16" style:family="text">
      <style:text-properties style:font-name="Times New Roman" fo:font-style="normal" fo:font-weight="normal" officeooo:rsid="0027c83b" style:font-style-asian="normal" style:font-weight-asian="normal" style:font-style-complex="normal" style:font-weight-complex="normal"/>
    </style:style>
    <style:style style:name="T17" style:family="text">
      <style:text-properties style:font-name="Times New Roman" fo:font-style="normal" fo:font-weight="normal" officeooo:rsid="00282b3c" style:font-style-asian="normal" style:font-weight-asian="normal" style:font-style-complex="normal" style:font-weight-complex="normal"/>
    </style:style>
    <style:style style:name="T18" style:family="text">
      <style:text-properties style:font-name="Times New Roman" fo:font-style="normal" fo:font-weight="normal" officeooo:rsid="00287243" style:font-style-asian="normal" style:font-weight-asian="normal" style:font-style-complex="normal" style:font-weight-complex="normal"/>
    </style:style>
    <style:style style:name="T19" style:family="text">
      <style:text-properties style:font-name="Times New Roman" officeooo:rsid="0024cdf6"/>
    </style:style>
    <style:style style:name="T20" style:family="text">
      <style:text-properties style:font-name="Times New Roman" officeooo:rsid="0024e4de"/>
    </style:style>
    <style:style style:name="T21" style:family="text">
      <style:text-properties style:font-name="Times New Roman" fo:font-weight="bold" officeooo:rsid="00235d6f" style:font-weight-asian="bold" style:font-weight-complex="bold"/>
    </style:style>
    <style:style style:name="T22" style:family="text">
      <style:text-properties style:font-name="Times New Roman" fo:font-weight="normal" officeooo:rsid="0024e4de" style:font-weight-asian="normal" style:font-weight-complex="normal"/>
    </style:style>
    <style:style style:name="T23" style:family="text">
      <style:text-properties style:font-name="Times New Roman" fo:font-weight="normal" officeooo:rsid="0025094c" style:font-weight-asian="normal" style:font-weight-complex="normal"/>
    </style:style>
    <style:style style:name="T24" style:family="text">
      <style:text-properties style:font-name="Times New Roman" fo:font-weight="normal" officeooo:rsid="0027c83b" style:font-weight-asian="normal" style:font-weight-complex="normal"/>
    </style:style>
    <style:style style:name="T25" style:family="text">
      <style:text-properties style:font-name="Times New Roman" officeooo:rsid="0025094c"/>
    </style:style>
    <style:style style:name="T26" style:family="text">
      <style:text-properties style:font-name="Times New Roman" fo:language="pt" fo:country="PT" fo:font-style="normal" fo:font-weight="normal" officeooo:rsid="00287243" style:font-style-asian="normal" style:font-weight-asian="normal" style:font-style-complex="normal" style:font-weight-complex="normal"/>
    </style:style>
    <style:style style:name="T2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s impactos éticos e sociais de sistemas baseados em Big Data</text:p>
      <text:p text:style-name="P1"/>
      <text:p text:style-name="P2"><text:span text:style-name="T1"><text:tab/><text:line-break/><text:tab/>Sistemas que</text:span><office:annotation office:name="__Annotation__1_260424910"><dc:creator>Autor desconhecido</dc:creator><dc:date>2018-06-01T17:41:10.080000000</dc:date><text:p text:style-name="P9"><text:span text:style-name="T27">Decidir</text:span></text:p><text:p text:style-name="P9"><text:span text:style-name="T27"/></text:p></office:annotation><text:span text:style-name="T1"> predizem</text:span><office:annotation-end office:name="__Annotation__1_260424910"/><text:span text:style-name="T1"> nosso potencial como estudantes, trabalhadores, parceiros, criminosos, essa é a economia de Big Data e ela promete ganhos enormes. Análises de mercado calculam o investimento em inteligência artificial na casa dos bilhões de dólares e </text:span><office:annotation office:name="__Annotation__6_260424910"><dc:creator>Autor desconhecido</dc:creator><dc:date>2018-06-01T17:46:25.917000000</dc:date><text:p text:style-name="P9"><text:span text:style-name="T27">É uma mulher</text:span></text:p><text:p text:style-name="P9"><text:span text:style-name="T27"/></text:p></office:annotation>Ginni Rometty<office:annotation-end office:name="__Annotation__6_260424910"/>, <text:span text:style-name="T2">CEO da IBM, aponta para um mercado de US$ 2 trilhões já na próxima década.</text:span></text:p>
      <text:p text:style-name="P2"><text:span text:style-name="T2"><text:tab/>Em parte por causa do entusiasmo na área, sistemas como os citados anteriormente já estão sendo usados, por médicos para auxiliar no diagnostico, por escritórios de advocacia para aconselhar clientes sobre a probabilidade de ganhar uma ação e no mercado financeiro. Mas apesar de já fazerem parte de várias de nossas instituições, desde hospitais a tribunais, não existem métodos para avaliar os efeitos a longo prazo dessas aplicações </text:span><office:annotation office:name="__Annotation__17_260424910"><dc:creator>Autor desconhecido</dc:creator><dc:date>2018-06-01T18:08:50.982000000</dc:date><text:p text:style-name="P9"><text:span text:style-name="T27">Escolher </text:span></text:p></office:annotation><text:span text:style-name="T2">na sociedade aonde elas estão inseridas.</text:span><office:annotation-end office:name="__Annotation__17_260424910"/></text:p>
      <text:p text:style-name="P4"><text:tab/><text:bookmark text:name="docs-internal-guid-abd3b74c-d83d-edcc-af4b-9e106c087365"/><text:span text:style-name="T3">Esses sistemas não vão ser necessariamente piores que humanos ao fazer tais predições, mas em alguns contextos seus pontos negativos afetam desproporcionalmente grupos que já estão em desvantagem, por fatores como raça, gênero e situação socioeconômica.</text:span></text:p>
      <text:p text:style-name="P5"><text:span text:style-name="T3"><text:tab/></text:span><text:span text:style-name="T7">São muitos os perigos, e os danos, quando </text:span><text:span text:style-name="T8">aplicações são criadas sem controle, de</text:span><text:span text:style-name="T4"> </text:span><text:span text:style-name="T7">programas</text:span><text:span text:style-name="T5"> de predição de crimes, baseados em dados </text:span><text:soft-page-break/><text:span text:style-name="T5">históricos, que </text:span><text:span text:style-name="T6">geram um policiamento excessivo de populações negras, </text:span><text:span text:style-name="T7">soluções de publicidade que favorecem perfis masculinos em anúncios de emprego, </text:span><text:span text:style-name="T8">a sistemas</text:span><text:span text:style-name="T7"> que associam a pontuação de crédito ao potencial de um empregado.</text:span><text:line-break/><text:span text:style-name="T9"> <text:tab/></text:span><text:span text:style-name="T10">Como Kate Crawfword põe em </text:span><text:span text:style-name="T11">“There is a blind spot in AI research”, </text:span><text:span text:style-name="T13">três </text:span><text:span text:style-name="T15">abordagens</text:span><text:span text:style-name="T13"> se mostram dominantes para tentar responder as preocupações sociais e éticas gerados pelo Big Data, </text:span><text:span text:style-name="T14">todos os três são propostas válidas, porém nenhum é individualmente suficiente</text:span><text:span text:style-name="T13">, são eles:</text:span></text:p>
      <text:p text:style-name="P5"><text:span text:style-name="T10"><text:tab/></text:span><text:span text:style-name="T21">Deploy and comply</text:span><text:span text:style-name="T10">: </text:span><text:span text:style-name="T19">O mais comum, </text:span><text:span text:style-name="T20">empresas e pesquisadores tomam medidas para atender uma série de boas praticas e obrigações legais em uma autorregulação. O que se mostra muitas vezes um modelo reativo e inadequados caso os padrões não recebam vozes criticas.</text:span></text:p>
      <text:p text:style-name="P7"><text:span text:style-name="T20"><text:tab/>Values in design</text:span><text:span text:style-name="T22">: Empresas e pesquisadores se utilizam de técnicas para ajudá-los a entender quem são os seus stakeholders e as visões que este tem sobre privacidade, ética, entre outros. A visão dos usuários é então i</text:span><text:span text:style-name="T23">n</text:span><text:span text:style-name="T22">corporada ao design da aplicação. </text:span><text:span text:style-name="T23">Embora seja muito poderoso essa ferramenta é incapaz de determinar se a plicação é confiável ou se deveria sem construída em primeiro lugar.</text:span></text:p>
      <text:p text:style-name="P7"><text:span text:style-name="T23"><text:tab/></text:span><text:span text:style-name="T25">Thought experiments</text:span><text:span text:style-name="T23">: Consiste em tentar prever situações éticas e morais que o sistema, a ser implementado, vai encontrar em seu escopo de atuação para poder prepará-lo para determinadas situações.</text:span></text:p>
      <text:p text:style-name="P8"><text:span text:style-name="T23"><text:tab/></text:span><text:span text:style-name="T24">Crawfword sugere a necessidade de uma quarta abordagem, chamada por ela de </text:span><text:span text:style-name="T12">social-system analysis, </text:span><text:span text:style-name="T16">mais ampla que aborda os possíveis efeitos de um sistema em todos os envolvidos além de avaliar os impactos sociais em todos os estágios da aplicação, de sua concepção à sua implantação. </text:span><text:span text:style-name="T17">Social-system analysis também deve envolver cientistas sociais, juristas, economistas, engenheiros para alcançar seus objetivos.</text:span></text:p>
      <text:p text:style-name="P6"><text:soft-page-break/><text:span text:style-name="T17"><text:tab/>Timnit Gebru também lembra da importância de diversidade entre os envolvidos na criação de tais sistemas, </text:span><text:span text:style-name="T18">segundo ela </text:span><text:bookmark text:name="result_box"/><text:span text:style-name="T18">“</text:span><text:span text:style-name="T26">Nós definimos quais tipos de problemas queremos resolver como pesquisadores. Se não temos diversidade em nosso grupo de pesquisadores, corremos o risco de resolver um conjunto restrito de problemas que alguns grupos homogêneos de pessoas acham que são importantes, e não abordar os problemas enfrentados por muitos. pessoas no mundo.”.</text:span><text:span text:style-name="T18"> </text:span></text:p>
      <text:p text:style-name="P5"><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top="2.499cm" fo:padding-bottom="1.499cm" fo:padding-left="2.499cm" fo:padding-right="1.4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13:43:42.908000000</meta:creation-date>
    <dc:date>2018-06-07T11:47:47.859000000</dc:date>
    <meta:editing-duration>PT44M28S</meta:editing-duration>
    <meta:editing-cycles>7</meta:editing-cycles>
    <meta:generator>LibreOffice/6.0.4.2$Windows_X86_64 LibreOffice_project/9b0d9b32d5dcda91d2f1a96dc04c645c450872bf</meta:generator>
    <meta:document-statistic meta:table-count="0" meta:image-count="0" meta:object-count="0" meta:page-count="3" meta:paragraph-count="10" meta:word-count="537" meta:character-count="3499" meta:non-whitespace-character-count="2958"/>
  </office:meta>
</office:document-meta>
</file>